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01cm" fo:margin-left="0cm" fo:margin-top="0cm" fo:margin-bottom="0cm" table:align="left"/>
    </style:style>
    <style:style style:name="Table1.A" style:family="table-column">
      <style:table-column-properties style:column-width="16.50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.176cm" fo:border="none">
        <style:background-image/>
      </style:table-cell-properties>
    </style:style>
    <style:style style:name="Table2" style:family="table">
      <style:table-properties style:width="18.547cm" fo:margin-left="-1.667cm" fo:margin-top="0cm" fo:margin-bottom="0cm" fo:break-before="auto" fo:break-after="auto" table:align="left"/>
    </style:style>
    <style:style style:name="Table2.A" style:family="table-column">
      <style:table-column-properties style:column-width="4.128cm"/>
    </style:style>
    <style:style style:name="Table2.B" style:family="table-column">
      <style:table-column-properties style:column-width="1.96cm"/>
    </style:style>
    <style:style style:name="Table2.C" style:family="table-column">
      <style:table-column-properties style:column-width="1.984cm"/>
    </style:style>
    <style:style style:name="Table2.D" style:family="table-column">
      <style:table-column-properties style:column-width="2.009cm"/>
    </style:style>
    <style:style style:name="Table2.E" style:family="table-column">
      <style:table-column-properties style:column-width="2.037cm"/>
    </style:style>
    <style:style style:name="Table2.F" style:family="table-column">
      <style:table-column-properties style:column-width="2.064cm"/>
    </style:style>
    <style:style style:name="Table2.G" style:family="table-column">
      <style:table-column-properties style:column-width="2.066cm"/>
    </style:style>
    <style:style style:name="Table2.H" style:family="table-column">
      <style:table-column-properties style:column-width="2.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9" style:family="paragraph" style:parent-style-name="Standard">
      <style:paragraph-properties fo:line-height="150%" fo:text-align="start" style:justify-single-word="false"/>
    </style:style>
    <style:style style:name="P10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7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1" style:font-name-complex="Times New Roman1"/>
    </style:style>
    <style:style style:name="P14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7cm" style:auto-text-indent="false"/>
    </style:style>
    <style:style style:name="P15" style:family="paragraph" style:parent-style-name="Heading_20_2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left="0cm" fo:margin-right="0.635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228aec" officeooo:paragraph-rsid="00228aec" style:font-name-asian="Calibri1" style:font-size-asian="11pt" style:font-style-asian="normal" style:font-weight-asian="normal" style:font-name-complex="Calibri1" style:font-size-complex="11pt"/>
    </style:style>
    <style:style style:name="P17" style:family="paragraph" style:parent-style-name="Standard" style:master-page-name="First_20_Page">
      <style:paragraph-properties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 style:list-style-name="WWNum3"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 style:list-style-name="WWNum3">
      <style:paragraph-properties fo:margin-left="1.27cm" fo:margin-right="0cm" fo:margin-top="0cm" fo:margin-bottom="0.282cm" style:contextual-spacing="false" fo:line-height="108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Standard" style:list-style-name="WWNum1">
      <style:paragraph-properties fo:margin-left="1.385cm" fo:margin-right="0cm" fo:margin-top="0cm" fo:margin-bottom="0cm" style:contextual-spacing="false" fo:line-height="150%" fo:text-align="justify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6.267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" style:list-style-name="WWNum1">
      <style:paragraph-properties fo:margin-left="1.385cm" fo:margin-right="0cm" fo:margin-top="0cm" fo:margin-bottom="0cm" style:contextual-spacing="false" fo:line-height="150%" fo:text-align="justify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6.267cm"/>
        </style:tab-stops>
      </style:paragraph-properties>
      <style:text-properties style:font-name="Times New Roman" fo:font-size="14pt" officeooo:rsid="0026ca5d" officeooo:paragraph-rsid="0026ca5d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8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9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0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page" fo:padding="0cm" fo:border="none" fo:keep-with-next="auto">
        <style:tab-stops>
          <style:tab-stop style:position="6.267cm"/>
        </style:tab-stops>
      </style:paragraph-properties>
      <style:text-properties style:font-name="Times New Roman" fo:font-size="14pt" fo:font-weight="bold" officeooo:paragraph-rsid="00228aec" style:font-name-asian="Times New Roman1" style:font-size-asian="14pt" style:font-weight-asian="bold" style:font-name-complex="Times New Roman1" style:font-size-complex="14pt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4" style:family="paragraph" style:parent-style-name="Standard">
      <style:text-properties style:font-name="Times New Roman" fo:font-size="14pt" fo:font-weight="bold" officeooo:paragraph-rsid="00228aec" style:font-name-asian="Times New Roman1" style:font-size-asian="14pt" style:font-weight-asian="bold" style:font-name-complex="Times New Roman1" style:font-size-complex="14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9pt" fo:font-weight="bold" officeooo:paragraph-rsid="0025997c" style:font-name-asian="Times New Roman1" style:font-size-asian="9pt" style:font-weight-asian="bold" style:font-name-complex="Times New Roman1" style:font-size-complex="9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9pt" fo:font-weight="bold" officeooo:rsid="00228aec" officeooo:paragraph-rsid="00228aec" style:font-name-asian="Times New Roman1" style:font-size-asian="9pt" style:font-weight-asian="bold" style:font-name-complex="Times New Roman1" style:font-size-complex="9pt"/>
    </style:style>
    <style:style style:name="P38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color="#000000" loext:opacity="100%" fo:font-size="12pt" fo:font-weight="bold" officeooo:rsid="00228aec" officeooo:paragraph-rsid="00228aec" style:font-size-asian="12pt" style:font-weight-asian="bold" style:font-size-complex="12pt" style:font-weight-complex="bold"/>
    </style:style>
    <style:style style:name="P41" style:family="paragraph" style:parent-style-name="Standard" style:list-style-name="WWNum1">
      <style:paragraph-properties fo:margin-left="1.385cm" fo:margin-right="0cm" fo:margin-top="0cm" fo:margin-bottom="0cm" style:contextual-spacing="false" fo:line-height="150%" fo:text-align="justify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6.267cm"/>
        </style:tab-stops>
      </style:paragraph-properties>
    </style:style>
    <style:style style:name="P42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43" style:family="paragraph" style:parent-style-name="Standard">
      <style:text-properties fo:font-weight="bold" style:font-weight-asian="bold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officeooo:paragraph-rsid="00213dc5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officeooo:rsid="00228aec" officeooo:paragraph-rsid="00228aec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26ca5d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fo:color="#000000" loext:opacity="100%" style:font-name="Times New Roman" fo:font-size="14pt" officeooo:rsid="001f6800" style:font-name-asian="Times New Roman1" style:font-size-asian="14pt" style:font-name-complex="Times New Roman1" style:font-size-complex="14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style:font-style-asian="normal"/>
    </style:style>
    <style:style style:name="T8" style:family="text">
      <style:text-properties fo:color="#434f54" loext:opacity="100%" style:font-name="Consolas" fo:font-size="9.5pt" fo:background-color="#ffffff" loext:char-shading-value="0" style:font-name-asian="Consolas1" style:font-size-asian="9.5pt" style:font-name-complex="Consolas1" style:font-size-complex="9.5pt"/>
    </style:style>
    <style:style style:name="T9" style:family="text">
      <style:text-properties officeooo:rsid="001f6800"/>
    </style:style>
    <style:style style:name="T10" style:family="text">
      <style:text-properties officeooo:rsid="00213dc5"/>
    </style:style>
    <style:style style:name="T11" style:family="text">
      <style:text-properties style:font-name="Consolas" fo:background-color="#ffffff" loext:char-shading-value="0" style:font-name-asian="Consolas1" style:font-name-complex="Consolas1"/>
    </style:style>
    <style:style style:name="T12" style:family="text">
      <style:text-properties officeooo:rsid="00240bd6"/>
    </style:style>
    <style:style style:name="T13" style:family="text">
      <style:text-properties officeooo:rsid="0025997c"/>
    </style:style>
    <style:style style:name="T14" style:family="text">
      <style:text-properties officeooo:rsid="0026ca5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осковский Авиационный Институт</text:p>
      <text:p text:style-name="P2">(Национальный Исследовательский Университет)</text:p>
      <text:p text:style-name="P2"/>
      <text:p text:style-name="P2">Факультет информационных технологий и прикладной математики</text:p>
      <text:p text:style-name="P2">Кафедра вычислительной математики и программирования</text:p>
      <text:p text:style-name="P5"/>
      <text:p text:style-name="P5"/>
      <text:p text:style-name="P5">Лабораторная работа №2 по курсу </text:p>
      <text:p text:style-name="P5">«Операционные системы»</text:p>
      <text:p text:style-name="P28"><text:tab/></text:p>
      <text:p text:style-name="P5">УПРАВЛЕНИЕ ПОТОКАМИ В UNIX И </text:p>
      <text:p text:style-name="P5">ОБЕСПЕЧЕНИЕ ИХ СИНХРОНИЗАЦИИ</text:p>
      <text:p text:style-name="P10"/>
      <text:p text:style-name="P10"/>
      <text:p text:style-name="P10"/>
      <text:p text:style-name="P3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/>
      <text:p text:style-name="P19">Студент: <text:span text:style-name="T9">Слесарчук Василий Анатольевич</text:span></text:p>
      <text:p text:style-name="P14"><text:span text:style-name="T4">Группа: М8О–2</text:span><text:span text:style-name="T1">10</text:span><text:span text:style-name="T4">Б–2</text:span><text:span text:style-name="T1">2</text:span></text:p>
      <text:p text:style-name="P14"><text:span text:style-name="T4">Вариант:</text:span><text:span text:style-name="T1"> </text:span><text:span text:style-name="T5">20</text:span></text:p>
      <text:p text:style-name="P10">Преподаватель: Соколов Андрей Алексеевич</text:p>
      <text:p text:style-name="P10">Оценка: __________ </text:p>
      <text:p text:style-name="P10">Дата: __________</text:p>
      <text:p text:style-name="P10">Подпись: __________</text:p>
      <text:p text:style-name="P12"/>
      <text:p text:style-name="P13"/>
      <text:p text:style-name="P13"/>
      <text:p text:style-name="P39">Москва, 2023.</text:p>
      <text:p text:style-name="P5"><text:soft-page-break/></text:p>
      <text:p text:style-name="P5">Постановка задачи</text:p>
      <text:p text:style-name="P15">Цель работы</text:p>
      <text:p text:style-name="P20">Целью является приобретение практических навыков в:</text:p>
      <text:list xml:id="list274704289" text:style-name="WWNum3">
        <text:list-item>
          <text:p text:style-name="P21">Обеспечении межпроцессорного взаимодействия посредствам технологии file mapped</text:p>
        </text:list-item>
        <text:list-item>
          <text:p text:style-name="P22">Освоение принципов работы с файловыми системами</text:p>
        </text:list-item>
      </text:list>
      <text:p text:style-name="P15">Задание</text:p>
      <text:p text:style-name="P1">Составить программу на языке Си, осуществляющую работу с процессами и их взаимодействие в ОС на базе UNIX.</text:p>
      <text:p text:style-name="P1">Родительский процесс должен открыть файл из которого дочерний процесс читает все числа типа int и передает родительскому процессу их сумму.</text:p>
      <text:p text:style-name="P29">Общие сведения о программе</text:p>
      <text:p text:style-name="P42"><text:span text:style-name="T1">Программа компилируется с помощью <text:s/>Makefile, сгенерированным cmake. Также используется заголовочные файлы: stdio.h, stdlib.h, string.h, </text:span><text:span text:style-name="T2">chrono</text:span><text:span text:style-name="T1">, time.h, </text:span><text:span text:style-name="T2">thread</text:span><text:span text:style-name="T1"> .</text:span></text:p>
      <text:p text:style-name="P8"><text:span text:style-name="T3">Общий метод и алгоритм решения</text:span><text:span text:style-name="T1">.</text:span></text:p>
      <text:p text:style-name="P24">Для реализации поставленной задачи необходимо:</text:p>
      <text:list xml:id="list1394260196" text:style-name="WWNum1">
        <text:list-item>
          <text:p text:style-name="P41"><text:span text:style-name="T6">Изучить принципы работы </text:span><text:span text:style-name="T1">многопоточных программ</text:span><text:span text:style-name="T6">.</text:span></text:p>
        </text:list-item>
        <text:list-item>
          <text:p text:style-name="P25">Продумать реализацию функций, по возможности, без блокировок и простаивании процессора.</text:p>
        </text:list-item>
        <text:list-item>
          <text:p text:style-name="P25">Написать генератор <text:span text:style-name="T14">точек</text:span>.</text:p>
        </text:list-item>
        <text:list-item>
          <text:p text:style-name="P25">Написать и отладить работу основной функции по созданию процессов и их работе.</text:p>
        </text:list-item>
        <text:list-item>
          <text:p text:style-name="P25">Придумать тесты и ответы к этим тестам.</text:p>
        </text:list-item>
        <text:list-item>
          <text:p text:style-name="P26">Реализовать тесты.</text:p>
        </text:list-item>
      </text:list>
      <text:p text:style-name="P31"><text:span text:style-name="T7">Основные файлы программы</text:span></text:p>
      <text:p text:style-name="P34"><text:span text:style-name="T10">main</text:span>.c<text:span text:style-name="T10">pp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5"><text:span text:style-name="T8"/></text:p>
            <text:p text:style-name="P44"><text:span text:style-name="T8">#include &lt;iostream&gt;</text:span></text:p>
            <text:p text:style-name="P44"><text:span text:style-name="T8">#include &lt;cmath&gt;</text:span></text:p>
            <text:p text:style-name="P44"><text:span text:style-name="T8">#include &lt;vector&gt;</text:span></text:p>
            <text:p text:style-name="P44"><text:span text:style-name="T8">#include &lt;thread&gt;</text:span></text:p>
            <text:p text:style-name="P44"><text:span text:style-name="T8">#include &lt;mutex&gt;</text:span></text:p>
            <text:p text:style-name="P44"><text:span text:style-name="T8">#include &lt;algorithm&gt;</text:span></text:p>
            <text:p text:style-name="P44"><text:span text:style-name="T8">#include &lt;chrono&gt;</text:span></text:p>
            <text:p text:style-name="P44"><text:span text:style-name="T8">#include &lt;time.h&gt;</text:span></text:p>
            <text:p text:style-name="P44"><text:span text:style-name="T8">#include "point.h"</text:span></text:p>
            <text:p text:style-name="P44"><text:span text:style-name="T8">#include "func.h"</text:span></text:p>
            <text:p text:style-name="P44"><text:span text:style-name="T8">#include "points.h"</text:span></text:p>
            <text:p text:style-name="P44"><text:span text:style-name="T8"/></text:p>
            <text:p text:style-name="P44"><text:span text:style-name="T8"/></text:p>
            <text:p text:style-name="P44"><text:span text:style-name="T8"/></text:p>
            <text:p text:style-name="P44"><text:span text:style-name="T8">int main(int argc, char* argv[]) {</text:span></text:p>
            <text:p text:style-name="P44"><text:span text:style-name="T8"><text:s text:c="4"/>size_t maxThreads = 1; // Значение по умолчанию</text:span></text:p>
            <text:p text:style-name="P44"><text:span text:style-name="T8"/></text:p>
            <text:p text:style-name="P44"><text:span text:style-name="T8"><text:s text:c="4"/>if (argc &gt; 1) {</text:span></text:p>
            <text:p text:style-name="P44"><text:span text:style-name="T8"><text:s text:c="8"/>maxThreads = std::stoul(argv[1]);</text:span></text:p>
            <text:p text:style-name="P44"><text:span text:style-name="T8"><text:s text:c="4"/>}</text:span></text:p>
            <text:p text:style-name="P44"><text:span text:style-name="T8"/></text:p>
            <text:p text:style-name="P44"><text:span text:style-name="T8"/></text:p>
            <text:p text:style-name="P44"><text:span text:style-name="T8"><text:s text:c="4"/>std::cout &lt;&lt; maxThreads;</text:span></text:p>
            <text:p text:style-name="P44"><text:span text:style-name="T8"><text:s text:c="4"/>if (maxThreads == 0){</text:span></text:p>
            <text:p text:style-name="P44"><text:span text:style-name="T8"><text:s text:c="8"/>std::cout &lt;&lt; "---&gt; 100 Points / Threads from 1 to 10 &lt;---\n";</text:span></text:p>
            <text:p text:style-name="P44"><text:span text:style-name="T8"><text:s text:c="8"/>for (int i = 1; i &lt; 11; i++)</text:span></text:p>
            <text:p text:style-name="P44"><text:span text:style-name="T8"><text:s text:c="8"/>{</text:span></text:p>
            <text:p text:style-name="P44"><text:span text:style-name="T8"><text:s text:c="12"/>auto start = std::chrono::steady_clock::now();</text:span></text:p>
            <text:p text:style-name="P44"><text:span text:style-name="T8"><text:s text:c="12"/>std::vector&lt;Point&gt; result = findLargestTriangleMultiThread(P100, i);</text:span></text:p>
            <text:p text:style-name="P44"><text:span text:style-name="T8"><text:s text:c="12"/>auto end = std::chrono::steady_clock::now();</text:span></text:p>
            <text:p text:style-name="P44"><text:span text:style-name="T8"><text:s text:c="12"/>std::cout &lt;&lt; "Triangle find in: " &lt;&lt; std::chrono::duration_cast&lt;std::chrono::milliseconds&gt;(end - start).count() &lt;&lt; " ms" &lt;&lt; " -- threads: " &lt;&lt; i &lt;&lt; "\n";</text:span></text:p>
            <text:p text:style-name="P44"><text:span text:style-name="T8"><text:s text:c="12"/>std::cout &lt;&lt; "Треугольник наибольшей площади:" &lt;&lt; std::endl;</text:span></text:p>
            <text:p text:style-name="P44"><text:span text:style-name="T8"><text:s text:c="12"/>for (const auto&amp; point : result) {</text:span></text:p>
            <text:p text:style-name="P44"><text:span text:style-name="T8"><text:s text:c="16"/>std::cout &lt;&lt; "(" &lt;&lt; point.x &lt;&lt; ", " &lt;&lt; point.y &lt;&lt; ", " &lt;&lt; point.z &lt;&lt; ")";</text:span></text:p>
            <text:p text:style-name="P44"><text:span text:style-name="T8"><text:s text:c="12"/>}</text:span></text:p>
            <text:p text:style-name="P44"><text:span text:style-name="T8"><text:s text:c="12"/>std::cout &lt;&lt; "\n\n";</text:span></text:p>
            <text:p text:style-name="P44"><text:span text:style-name="T8"><text:s text:c="8"/>}</text:span></text:p>
            <text:p text:style-name="P44"><text:span text:style-name="T8"/></text:p>
            <text:p text:style-name="P44"><text:span text:style-name="T8"><text:s text:c="8"/>std::cout &lt;&lt; "---&gt; 200 Points / Threads from 1 to 10 &lt;---\n";</text:span></text:p>
            <text:p text:style-name="P44"><text:span text:style-name="T8"><text:s text:c="8"/>for (int i = 1; i &lt; 11; i++)</text:span></text:p>
            <text:p text:style-name="P44"><text:span text:style-name="T8"><text:s text:c="8"/>{</text:span></text:p>
            <text:p text:style-name="P44"><text:span text:style-name="T8"><text:s text:c="12"/>auto start = std::chrono::steady_clock::now();</text:span></text:p>
            <text:p text:style-name="P44"><text:span text:style-name="T8"><text:s text:c="12"/>std::vector&lt;Point&gt; result = findLargestTriangleMultiThread(P200, i);</text:span></text:p>
            <text:p text:style-name="P44"><text:span text:style-name="T8"><text:s text:c="12"/>auto end = std::chrono::steady_clock::now();</text:span></text:p>
            <text:p text:style-name="P44"><text:span text:style-name="T8"><text:s text:c="12"/>std::cout &lt;&lt; "Triangle find in: " &lt;&lt; std::chrono::duration_cast&lt;std::chrono::milliseconds&gt;(end - start).count() &lt;&lt; " ms" &lt;&lt; " -- threads: " &lt;&lt; i &lt;&lt; "\n";</text:span></text:p>
            <text:p text:style-name="P44"><text:soft-page-break/><text:span text:style-name="T8"><text:s text:c="12"/>std::cout &lt;&lt; "Треугольник наибольшей площади:" &lt;&lt; std::endl;</text:span></text:p>
            <text:p text:style-name="P44"><text:span text:style-name="T8"><text:s text:c="12"/>for (const auto&amp; point : result) {</text:span></text:p>
            <text:p text:style-name="P44"><text:span text:style-name="T8"><text:s text:c="16"/>std::cout &lt;&lt; "(" &lt;&lt; point.x &lt;&lt; ", " &lt;&lt; point.y &lt;&lt; ", " &lt;&lt; point.z &lt;&lt; ") ";</text:span></text:p>
            <text:p text:style-name="P44"><text:span text:style-name="T8"><text:s text:c="12"/>}</text:span></text:p>
            <text:p text:style-name="P44"><text:span text:style-name="T8"><text:s text:c="12"/>std::cout &lt;&lt; "\n\n";</text:span></text:p>
            <text:p text:style-name="P44"><text:span text:style-name="T8"><text:s text:c="8"/>}</text:span></text:p>
            <text:p text:style-name="P44"><text:span text:style-name="T8"/></text:p>
            <text:p text:style-name="P44"><text:span text:style-name="T8"><text:s text:c="8"/>std::cout &lt;&lt; "---&gt; 300 Points / Threads from 1 to 10 &lt;---\n";</text:span></text:p>
            <text:p text:style-name="P44"><text:span text:style-name="T8"><text:s text:c="8"/>for (int i = 1; i &lt; 11; i++)</text:span></text:p>
            <text:p text:style-name="P44"><text:span text:style-name="T8"><text:s text:c="8"/>{</text:span></text:p>
            <text:p text:style-name="P44"><text:span text:style-name="T8"><text:s text:c="12"/>auto start = std::chrono::steady_clock::now();</text:span></text:p>
            <text:p text:style-name="P44"><text:span text:style-name="T8"><text:s text:c="12"/>std::vector&lt;Point&gt; result = findLargestTriangleMultiThread(P300, i);</text:span></text:p>
            <text:p text:style-name="P44"><text:span text:style-name="T8"><text:s text:c="12"/>auto end = std::chrono::steady_clock::now();</text:span></text:p>
            <text:p text:style-name="P44"><text:span text:style-name="T8"><text:s text:c="12"/>std::cout &lt;&lt; "Triangle find in: " &lt;&lt; std::chrono::duration_cast&lt;std::chrono::milliseconds&gt;(end - start).count() &lt;&lt; " ms" &lt;&lt; " -- threads: " &lt;&lt; i &lt;&lt; "\n";</text:span></text:p>
            <text:p text:style-name="P44"><text:span text:style-name="T8"><text:s text:c="12"/>std::cout &lt;&lt; "Треугольник наибольшей площади:" &lt;&lt; std::endl;</text:span></text:p>
            <text:p text:style-name="P44"><text:span text:style-name="T8"><text:s text:c="12"/>for (const auto&amp; point : result) {</text:span></text:p>
            <text:p text:style-name="P44"><text:span text:style-name="T8"><text:s text:c="16"/>std::cout &lt;&lt; "(" &lt;&lt; point.x &lt;&lt; ", " &lt;&lt; point.y &lt;&lt; ", " &lt;&lt; point.z &lt;&lt; ") ";</text:span></text:p>
            <text:p text:style-name="P44"><text:span text:style-name="T8"><text:s text:c="12"/>}</text:span></text:p>
            <text:p text:style-name="P44"><text:span text:style-name="T8"><text:s text:c="12"/>std::cout &lt;&lt; "\n\n";</text:span></text:p>
            <text:p text:style-name="P44"><text:span text:style-name="T8"><text:s text:c="8"/>}</text:span></text:p>
            <text:p text:style-name="P44"><text:span text:style-name="T8"/></text:p>
            <text:p text:style-name="P44"><text:span text:style-name="T8"><text:s text:c="8"/>std::cout &lt;&lt; "---&gt; 400 Points / Threads from 1 to 10 &lt;---\n";</text:span></text:p>
            <text:p text:style-name="P44"><text:span text:style-name="T8"><text:s text:c="8"/>for (int i = 1; i &lt; 11; i++)</text:span></text:p>
            <text:p text:style-name="P44"><text:span text:style-name="T8"><text:s text:c="8"/>{</text:span></text:p>
            <text:p text:style-name="P44"><text:span text:style-name="T8"><text:s text:c="12"/>auto start = std::chrono::steady_clock::now();</text:span></text:p>
            <text:p text:style-name="P44"><text:span text:style-name="T8"><text:s text:c="12"/>std::vector&lt;Point&gt; result = findLargestTriangleMultiThread(P400, i);</text:span></text:p>
            <text:p text:style-name="P44"><text:span text:style-name="T8"><text:s text:c="12"/>auto end = std::chrono::steady_clock::now();</text:span></text:p>
            <text:p text:style-name="P44"><text:span text:style-name="T8"><text:s text:c="12"/>std::cout &lt;&lt; "Triangle find in: " &lt;&lt; std::chrono::duration_cast&lt;std::chrono::milliseconds&gt;(end - start).count() &lt;&lt; " ms" &lt;&lt; " -- threads: " &lt;&lt; i &lt;&lt; "\n\n";</text:span></text:p>
            <text:p text:style-name="P44"><text:span text:style-name="T8"><text:s text:c="12"/>std::cout &lt;&lt; "Треугольник наибольшей площади:" &lt;&lt; std::endl;</text:span></text:p>
            <text:p text:style-name="P44"><text:span text:style-name="T8"><text:s text:c="12"/>for (const auto&amp; point : result) {</text:span></text:p>
            <text:p text:style-name="P44"><text:span text:style-name="T8"><text:s text:c="16"/>std::cout &lt;&lt; "(" &lt;&lt; point.x &lt;&lt; ", " &lt;&lt; point.y &lt;&lt; ", " &lt;&lt; point.z &lt;&lt; ") ";</text:span></text:p>
            <text:p text:style-name="P44"><text:span text:style-name="T8"><text:s text:c="12"/>}</text:span></text:p>
            <text:p text:style-name="P44"><text:span text:style-name="T8"><text:s text:c="12"/>std::cout &lt;&lt; "\n\n";</text:span></text:p>
            <text:p text:style-name="P44"><text:span text:style-name="T8"><text:s text:c="8"/>}</text:span></text:p>
            <text:p text:style-name="P44"><text:span text:style-name="T8"><text:s text:c="4"/>} else {</text:span></text:p>
            <text:p text:style-name="P44"><text:span text:style-name="T8"><text:s text:c="8"/>auto start = std::chrono::steady_clock::now();</text:span></text:p>
            <text:p text:style-name="P44"><text:span text:style-name="T8"><text:s text:c="12"/>std::vector&lt;Point&gt; result = findLargestTriangleMultiThread(P400, maxThreads);</text:span></text:p>
            <text:p text:style-name="P44"><text:span text:style-name="T8"><text:s text:c="12"/>auto end = std::chrono::steady_clock::now();</text:span></text:p>
            <text:p text:style-name="P44"><text:span text:style-name="T8"><text:s text:c="12"/>std::cout &lt;&lt; "Triangle find in: " &lt;&lt; std::chrono::duration_cast&lt;std::chrono::milliseconds&gt;(end - start).count() &lt;&lt; " ms" &lt;&lt; " -- threads: " &lt;&lt; maxThreads &lt;&lt; "\n\n";</text:span></text:p>
            <text:p text:style-name="P44"><text:span text:style-name="T8"><text:s text:c="12"/>std::cout &lt;&lt; "Треугольник наибольшей площади:" &lt;&lt; std::endl;</text:span></text:p>
            <text:p text:style-name="P44"><text:span text:style-name="T8"><text:s text:c="12"/>for (const auto&amp; point : result) {</text:span></text:p>
            <text:p text:style-name="P44"><text:span text:style-name="T8"><text:s text:c="16"/>std::cout &lt;&lt; "(" &lt;&lt; point.x &lt;&lt; ", " &lt;&lt; point.y &lt;&lt; ", " &lt;&lt; point.z &lt;&lt; ") ";</text:span></text:p>
            <text:p text:style-name="P44"><text:span text:style-name="T8"><text:s text:c="12"/>}</text:span></text:p>
            <text:p text:style-name="P44"><text:span text:style-name="T8"><text:s text:c="12"/>std::cout &lt;&lt; "\n\n";</text:span></text:p>
            <text:p text:style-name="P44"><text:span text:style-name="T8"><text:s text:c="4"/>}</text:span></text:p>
            <text:p text:style-name="P44"><text:soft-page-break/><text:span text:style-name="T8"><text:s text:c="4"/></text:span></text:p>
            <text:p text:style-name="P44"><text:span text:style-name="T8"/></text:p>
            <text:p text:style-name="P44"><text:span text:style-name="T8"/></text:p>
            <text:p text:style-name="P44"><text:span text:style-name="T8"><text:s text:c="4"/>return 0;</text:span></text:p>
            <text:p text:style-name="P44"><text:span text:style-name="T8">}</text:span></text:p>
            <text:p text:style-name="P44"><text:span text:style-name="T8"/></text:p>
            <text:p text:style-name="P40"><text:span text:style-name="T11">func.h</text:span></text:p>
            <text:p text:style-name="P46"><text:span text:style-name="T8"/></text:p>
            <text:p text:style-name="P46"><text:span text:style-name="T8">#pragma once</text:span></text:p>
            <text:p text:style-name="P46"><text:span text:style-name="T8">#include &lt;iostream&gt;</text:span></text:p>
            <text:p text:style-name="P46"><text:span text:style-name="T8">#include &lt;cmath&gt;</text:span></text:p>
            <text:p text:style-name="P46"><text:span text:style-name="T8">#include &lt;vector&gt;</text:span></text:p>
            <text:p text:style-name="P46"><text:span text:style-name="T8">#include &lt;thread&gt;</text:span></text:p>
            <text:p text:style-name="P46"><text:span text:style-name="T8">#include &lt;mutex&gt;</text:span></text:p>
            <text:p text:style-name="P46"><text:span text:style-name="T8">#include &lt;algorithm&gt;</text:span></text:p>
            <text:p text:style-name="P46"><text:span text:style-name="T8">#include &lt;chrono&gt;</text:span></text:p>
            <text:p text:style-name="P46"><text:span text:style-name="T8">#include &lt;time.h&gt;</text:span></text:p>
            <text:p text:style-name="P46"><text:span text:style-name="T8">#include "point.h"</text:span></text:p>
            <text:p text:style-name="P46"><text:span text:style-name="T8">#include "points.h"</text:span></text:p>
            <text:p text:style-name="P46"><text:span text:style-name="T8"/></text:p>
            <text:p text:style-name="P46"><text:span text:style-name="T8">std::mutex maxAreaMutex;</text:span></text:p>
            <text:p text:style-name="P46"><text:span text:style-name="T8"/></text:p>
            <text:p text:style-name="P46"><text:span text:style-name="T8"/></text:p>
            <text:p text:style-name="P46"><text:span text:style-name="T8">Point getRPoint(int Min, int Max) {</text:span></text:p>
            <text:p text:style-name="P46"><text:span text:style-name="T8"><text:s text:c="4"/>Point result;</text:span></text:p>
            <text:p text:style-name="P46"><text:span text:style-name="T8"/></text:p>
            <text:p text:style-name="P46"><text:span text:style-name="T8"><text:s text:c="4"/>// Инициализация генератора случайных чисел</text:span></text:p>
            <text:p text:style-name="P46"><text:span text:style-name="T8"/></text:p>
            <text:p text:style-name="P46"><text:span text:style-name="T8"><text:s text:c="4"/>// Генерация случайных чисел в заданных границах</text:span></text:p>
            <text:p text:style-name="P46"><text:span text:style-name="T8"><text:s text:c="4"/>result.x = std::rand() % (Max - Min + 1) + Min;</text:span></text:p>
            <text:p text:style-name="P46"><text:span text:style-name="T8"><text:s text:c="4"/>result.y = std::rand() % (Max - Min + 1) + Min;</text:span></text:p>
            <text:p text:style-name="P46"><text:span text:style-name="T8"><text:s text:c="4"/>result.z = std::rand() % (Max - Min + 1) + Min;</text:span></text:p>
            <text:p text:style-name="P46"><text:span text:style-name="T8"/></text:p>
            <text:p text:style-name="P46"><text:span text:style-name="T8"><text:s text:c="4"/>return result;</text:span></text:p>
            <text:p text:style-name="P46"><text:span text:style-name="T8">}</text:span></text:p>
            <text:p text:style-name="P46"><text:span text:style-name="T8"/></text:p>
            <text:p text:style-name="P46"><text:span text:style-name="T8">void getRPoints(int n){</text:span></text:p>
            <text:p text:style-name="P46"><text:span text:style-name="T8"><text:s text:c="4"/>std::srand(std::time(NULL));</text:span></text:p>
            <text:p text:style-name="P46"><text:span text:style-name="T8"><text:s text:c="4"/>std::cout &lt;&lt; "{";</text:span></text:p>
            <text:p text:style-name="P46"><text:span text:style-name="T8"><text:s text:c="4"/>for (int i = 0; i &lt; n; i++)</text:span></text:p>
            <text:p text:style-name="P46"><text:span text:style-name="T8"><text:s text:c="4"/>{</text:span></text:p>
            <text:p text:style-name="P46"><text:span text:style-name="T8"><text:s text:c="8"/>Point p = getRPoint(-100, 100);</text:span></text:p>
            <text:p text:style-name="P46"><text:span text:style-name="T8"><text:s text:c="8"/>std::cout &lt;&lt; "{" &lt;&lt; p.x &lt;&lt; ", " &lt;&lt; p.y &lt;&lt; ", " &lt;&lt; p.z &lt;&lt; "}, \n";</text:span></text:p>
            <text:p text:style-name="P46"><text:span text:style-name="T8"><text:s text:c="4"/>}</text:span></text:p>
            <text:p text:style-name="P46"><text:span text:style-name="T8"><text:s text:c="4"/>std::cout &lt;&lt; "}";</text:span></text:p>
            <text:p text:style-name="P46"><text:span text:style-name="T8"><text:s text:c="4"/></text:span></text:p>
            <text:p text:style-name="P46"><text:span text:style-name="T8">}</text:span></text:p>
            <text:p text:style-name="P46"><text:span text:style-name="T8"/></text:p>
            <text:p text:style-name="P46"><text:span text:style-name="T8">double distance(const Point&amp; p1, const Point&amp; p2) {</text:span></text:p>
            <text:p text:style-name="P46"><text:span text:style-name="T8"><text:s text:c="4"/>return std::sqrt(std::pow(p2.x - p1.x, 2) + std::pow(p2.y - p1.y, 2) + std::pow(p2.z - p1.z, 2));</text:span></text:p>
            <text:p text:style-name="P46"><text:span text:style-name="T8">}</text:span></text:p>
            <text:p text:style-name="P46"><text:span text:style-name="T8"/></text:p>
            <text:p text:style-name="P46"><text:span text:style-name="T8">double calcArea(const Point&amp; p1, const Point&amp; p2, const Point&amp; p3) {</text:span></text:p>
            <text:p text:style-name="P46"><text:soft-page-break/><text:span text:style-name="T8"><text:s text:c="4"/>double a = distance(p1, p2);</text:span></text:p>
            <text:p text:style-name="P46"><text:span text:style-name="T8"><text:s text:c="4"/>double b = distance(p2, p3);</text:span></text:p>
            <text:p text:style-name="P46"><text:span text:style-name="T8"><text:s text:c="4"/>double c = distance(p3, p1);</text:span></text:p>
            <text:p text:style-name="P46"><text:span text:style-name="T8"><text:s text:c="4"/>double s = (a + b + c) / 2;</text:span></text:p>
            <text:p text:style-name="P46"><text:span text:style-name="T8"><text:s text:c="4"/>return std::sqrt(s * (s - a) * (s - b) * (s - c));</text:span></text:p>
            <text:p text:style-name="P46"><text:span text:style-name="T8">}</text:span></text:p>
            <text:p text:style-name="P46"><text:span text:style-name="T8"/></text:p>
            <text:p text:style-name="P46"><text:span text:style-name="T8">void findLargestTriangleThread(const std::vector&lt;Point&gt;&amp; points, size_t start, size_t end, double&amp; maxArea, std::vector&lt;Point&gt;&amp; maxTriangle) {</text:span></text:p>
            <text:p text:style-name="P46"><text:span text:style-name="T8"><text:s text:c="4"/>for (size_t i = start; i &lt; end; ++i) {</text:span></text:p>
            <text:p text:style-name="P46"><text:span text:style-name="T8"><text:s text:c="8"/>for (size_t j = 0; j &lt; points.size(); ++j) {</text:span></text:p>
            <text:p text:style-name="P46"><text:span text:style-name="T8"><text:s text:c="12"/>for (size_t k = 0; k &lt; points.size(); ++k) {</text:span></text:p>
            <text:p text:style-name="P46"><text:span text:style-name="T8"><text:s text:c="16"/>double currentArea = calcArea(points[i], points[j], points[k]);</text:span></text:p>
            <text:p text:style-name="P46"><text:span text:style-name="T8"><text:s text:c="16"/>if (currentArea &gt; maxArea) {</text:span></text:p>
            <text:p text:style-name="P46"><text:span text:style-name="T8"><text:s text:c="20"/>std::lock_guard&lt;std::mutex&gt; lock(maxAreaMutex);</text:span></text:p>
            <text:p text:style-name="P46"><text:span text:style-name="T8"><text:s text:c="20"/>if (currentArea &gt; maxArea) {</text:span></text:p>
            <text:p text:style-name="P46"><text:span text:style-name="T8"><text:s text:c="24"/>maxArea = currentArea;</text:span></text:p>
            <text:p text:style-name="P46"><text:span text:style-name="T8"><text:s text:c="24"/>maxTriangle = {points[i], points[j], points[k]};</text:span></text:p>
            <text:p text:style-name="P46"><text:span text:style-name="T8"><text:s text:c="20"/>}</text:span></text:p>
            <text:p text:style-name="P46"><text:span text:style-name="T8"><text:s text:c="16"/>}</text:span></text:p>
            <text:p text:style-name="P46"><text:span text:style-name="T8"><text:s text:c="12"/>}</text:span></text:p>
            <text:p text:style-name="P46"><text:span text:style-name="T8"><text:s text:c="8"/>}</text:span></text:p>
            <text:p text:style-name="P46"><text:span text:style-name="T8"><text:s text:c="4"/>}</text:span></text:p>
            <text:p text:style-name="P46"><text:span text:style-name="T8">}</text:span></text:p>
            <text:p text:style-name="P46"><text:span text:style-name="T8"/></text:p>
            <text:p text:style-name="P46"><text:span text:style-name="T8">std::vector&lt;Point&gt; findLargestTriangleMultiThread(const std::vector&lt;Point&gt;&amp; points, size_t maxThreads) {</text:span></text:p>
            <text:p text:style-name="P46"><text:span text:style-name="T8"><text:s text:c="4"/>double maxArea = 0;</text:span></text:p>
            <text:p text:style-name="P46"><text:span text:style-name="T8"><text:s text:c="4"/>std::vector&lt;Point&gt; maxTriangle;</text:span></text:p>
            <text:p text:style-name="P46"><text:span text:style-name="T8"/></text:p>
            <text:p text:style-name="P46"><text:span text:style-name="T8"><text:s text:c="4"/>size_t chunkSize = points.size() / maxThreads;</text:span></text:p>
            <text:p text:style-name="P46"><text:span text:style-name="T8"><text:s text:c="4"/>std::vector&lt;std::thread&gt; threads;</text:span></text:p>
            <text:p text:style-name="P46"><text:span text:style-name="T8"/></text:p>
            <text:p text:style-name="P46"><text:span text:style-name="T8"><text:s text:c="4"/>for (size_t i = 0; i &lt; maxThreads; ++i) {</text:span></text:p>
            <text:p text:style-name="P46"><text:span text:style-name="T8"><text:s text:c="8"/>size_t start = i * chunkSize;</text:span></text:p>
            <text:p text:style-name="P46"><text:span text:style-name="T8"><text:s text:c="8"/>size_t end = (i == maxThreads - 1) ? points.size() : (i + 1) * chunkSize;</text:span></text:p>
            <text:p text:style-name="P46"><text:span text:style-name="T8"><text:s text:c="8"/>threads.emplace_back(findLargestTriangleThread, std::ref(points), start, end, std::ref(maxArea), std::ref(maxTriangle));</text:span></text:p>
            <text:p text:style-name="P46"><text:span text:style-name="T8"><text:s text:c="4"/>}</text:span></text:p>
            <text:p text:style-name="P46"><text:span text:style-name="T8"/></text:p>
            <text:p text:style-name="P46"><text:span text:style-name="T8"><text:s text:c="4"/>for (auto&amp; thread : threads) {</text:span></text:p>
            <text:p text:style-name="P46"><text:span text:style-name="T8"><text:s text:c="8"/>thread.join();</text:span></text:p>
            <text:p text:style-name="P46"><text:span text:style-name="T8"><text:s text:c="4"/>}</text:span></text:p>
            <text:p text:style-name="P46"><text:span text:style-name="T8"/></text:p>
            <text:p text:style-name="P46"><text:span text:style-name="T8"><text:s text:c="4"/>return maxTriangle;</text:span></text:p>
            <text:p text:style-name="P46"><text:span text:style-name="T8">}</text:span></text:p>
            <text:p text:style-name="P46"><text:span text:style-name="T8"/></text:p>
            <text:p text:style-name="P46"><text:span text:style-name="T8">int min(int a, int b){</text:span></text:p>
            <text:p text:style-name="P46"><text:span text:style-name="T8"><text:s text:c="4"/>if (a &lt; b) return a;</text:span></text:p>
            <text:p text:style-name="P46"><text:span text:style-name="T8"><text:s text:c="4"/>return b;</text:span></text:p>
            <text:p text:style-name="P46"><text:span text:style-name="T8">}</text:span></text:p>
          </table:table-cell>
        </table:table-row>
      </table:table>
      <text:p text:style-name="P1"/>
      <text:p text:style-name="P1"/>
      <text:p text:style-name="P1"><text:soft-page-break/></text:p>
      <text:p text:style-name="P5">Пример работы</text:p>
      <text:p text:style-name="P6"><text:s/>./findTriangle.exe <text:span text:style-name="T12">1</text:span></text:p>
      <text:p text:style-name="P6">./<text:span text:style-name="T12">findTriangle.exe 4</text:span></text:p>
      <text:p text:style-name="P7">Затраченное время для 4 потоков: 20062 nanoseconds</text:p>
      <text:p text:style-name="P7">Затраченное время для одного потока: 51689 nanoseconds</text:p>
      <text:p text:style-name="P7"/>
      <text:p text:style-name="P7"/>
      <text:p text:style-name="P5">Эффективность многопоточной программы</text:p>
      <text:p text:style-name="P6">Тесты осуществлялись для <text:span text:style-name="T12">400 точек</text:span>, результаты представлены в наносекундах.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33">Количество потоков</text:p>
          </table:table-cell>
          <table:table-cell table:style-name="Table2.A1" office:value-type="string">
            <text:p text:style-name="P33">2</text:p>
          </table:table-cell>
          <table:table-cell table:style-name="Table2.A1" office:value-type="string">
            <text:p text:style-name="P33">3</text:p>
          </table:table-cell>
          <table:table-cell table:style-name="Table2.A1" office:value-type="string">
            <text:p text:style-name="P33">4</text:p>
          </table:table-cell>
          <table:table-cell table:style-name="Table2.A1" office:value-type="string">
            <text:p text:style-name="P33">5</text:p>
          </table:table-cell>
          <table:table-cell table:style-name="Table2.A1" office:value-type="string">
            <text:p text:style-name="P33">6</text:p>
          </table:table-cell>
          <table:table-cell table:style-name="Table2.A1" office:value-type="string">
            <text:p text:style-name="P33">7</text:p>
          </table:table-cell>
          <table:table-cell table:style-name="Table2.A1" office:value-type="string">
            <text:p text:style-name="P33">8</text:p>
          </table:table-cell>
        </table:table-row>
        <table:table-row table:style-name="Table2.1">
          <table:table-cell table:style-name="Table2.A1" office:value-type="string">
            <text:p text:style-name="P35">Многопоточный вариант</text:p>
          </table:table-cell>
          <table:table-cell table:style-name="Table2.A1" office:value-type="string">
            <text:p text:style-name="P37">26603</text:p>
          </table:table-cell>
          <table:table-cell table:style-name="Table2.A1" office:value-type="string">
            <text:p text:style-name="P35">22118</text:p>
          </table:table-cell>
          <table:table-cell table:style-name="Table2.A1" office:value-type="string">
            <text:p text:style-name="P35">20658</text:p>
          </table:table-cell>
          <table:table-cell table:style-name="Table2.A1" office:value-type="string">
            <text:p text:style-name="P35">21277</text:p>
          </table:table-cell>
          <table:table-cell table:style-name="Table2.A1" office:value-type="string">
            <text:p text:style-name="P35">19387</text:p>
          </table:table-cell>
          <table:table-cell table:style-name="Table2.A1" office:value-type="string">
            <text:p text:style-name="P35">22174</text:p>
          </table:table-cell>
          <table:table-cell table:style-name="Table2.A1" office:value-type="string">
            <text:p text:style-name="P35">20814</text:p>
          </table:table-cell>
        </table:table-row>
        <table:table-row table:style-name="Table2.1">
          <table:table-cell table:style-name="Table2.A1" office:value-type="string">
            <text:p text:style-name="P35">Однопоточный вариант на том же запуске</text:p>
          </table:table-cell>
          <table:table-cell table:style-name="Table2.A1" office:value-type="string">
            <text:p text:style-name="P35">5<text:span text:style-name="T13">2</text:span>392</text:p>
          </table:table-cell>
          <table:table-cell table:style-name="Table2.A1" office:value-type="string">
            <text:p text:style-name="P36">51689</text:p>
          </table:table-cell>
          <table:table-cell table:style-name="Table2.A1" office:value-type="string">
            <text:p text:style-name="P36">5<text:span text:style-name="T13">4572</text:span></text:p>
          </table:table-cell>
          <table:table-cell table:style-name="Table2.A1" office:value-type="string">
            <text:p text:style-name="P36">51120</text:p>
          </table:table-cell>
          <table:table-cell table:style-name="Table2.A1" office:value-type="string">
            <text:p text:style-name="P36">50012</text:p>
          </table:table-cell>
          <table:table-cell table:style-name="Table2.A1" office:value-type="string">
            <text:p text:style-name="P36">52902</text:p>
          </table:table-cell>
          <table:table-cell table:style-name="Table2.A1" office:value-type="string">
            <text:p text:style-name="P36">50685</text:p>
          </table:table-cell>
        </table:table-row>
      </table:table>
      <text:p text:style-name="P6"/>
      <text:p text:style-name="P6"/>
      <text:p text:style-name="P7"><draw:frame draw:style-name="fr1" draw:name="Объект1" text:anchor-type="char" svg:x="1.603cm" svg:y="-0.272cm" svg:width="15.998cm" svg:height="8.999cm" draw:z-index="0"><draw:object xlink:href="./Object 2" xlink:type="simple" xlink:show="embed" xlink:actuate="onLoad" draw:notify-on-update-of-ranges="Table2"/><draw:image xlink:href="./ObjectReplacements/Object 2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30">Вывод</text:p>
      <text:p text:style-name="P9">Во время выполнения это лабораторной работы я успел узнать, что при <text:span text:style-name="T13">создании вектора потоков и добавлении туда потоков, реализуется многопоточность, даже если явно не указан поток.</text:span> Как выяснилось, компилятор может самостоятельно распараллеливать некоторые вычисления, а также делать их быстрее. К этому можно отнести, что деление на const int почему то дольше, чем на обычный int. Также я узнал, что clock() будет считать общее процессорное время. Возможность распараллеливать вычисления позволяет выигрывать по времени до 3 раз (в моих тестах) и наиболее ощутимые сокращения времени получаются на больших массивах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cm" style:contextual-spacing="false" fo:line-height="100%" fo:keep-together="always" fo:keep-with-next="always"/>
      <style:text-properties fo:color="#2f5496" loext:opacity="100%"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style:contextual-spacing="false" fo:line-height="100%" fo:keep-together="always" fo:keep-with-next="always"/>
      <style:text-properties fo:color="#4472c4" loext:opacity="100%" style:font-name="Calibri" fo:font-family="Calibri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bold" style:font-size-asian="14pt" style:font-weight-asian="bold" style:font-size-complex="14pt"/>
    </style:style>
    <style:style style:name="ListLabel_20_2" style:display-name="ListLabel 2" style:family="text">
      <style:text-properties fo:font-size="14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635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228aec" officeooo:paragraph-rsid="00228aec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26T09:43:02.623813836</dc:date>
    <meta:editing-duration>PT22M44S</meta:editing-duration>
    <meta:editing-cycles>4</meta:editing-cycles>
    <meta:document-statistic meta:table-count="2" meta:image-count="0" meta:object-count="1" meta:page-count="8" meta:paragraph-count="232" meta:word-count="1223" meta:character-count="9179" meta:non-whitespace-character-count="7093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legend chart:legend-position="end" svg:x="10.447cm" svg:y="3.752cm" style:legend-expansion="high" chart:style-name="ch2"/>
        <chart:plot-area chart:style-name="ch3" table:cell-range-address="Table2.$A$2:.$H$4" chart:data-source-has-labels="both" svg:x="0.319cm" svg:y="0.179cm" svg:width="9.809cm" svg:height="8.641cm">
          <chart:coordinate-region svg:x="1.496cm" svg:y="0.378cm" svg:width="8.538cm" svg:height="7.795cm"/>
          <chart:axis chart:dimension="x" chart:name="primary-x" chart:style-name="ch4" chartooo:axis-type="auto">
            <chartooo:date-scale/>
            <chart:categories table:cell-range-address="Table2.$B$1:.$H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le2.$B$2:.$H$2" chart:label-cell-address="Table2.$A$2" chart:class="chart:line">
            <chart:data-point chart:repeated="7"/>
          </chart:series>
          <chart:series chart:style-name="ch7" chart:values-cell-range-address="Table2.$B$3:.$H$3" chart:label-cell-address="Table2.$A$3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Table2.$B$1:.$H$1</svg:desc>
                </draw:g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Многопоточный вариант</text:p>
                <draw:g>
                  <svg:desc>Table2.$A$2</svg:desc>
                </draw:g>
              </table:table-cell>
              <table:table-cell office:value-type="float" office:value="26603">
                <text:p>26603</text:p>
                <draw:g>
                  <svg:desc>Table2.$B$2:.$H$2</svg:desc>
                </draw:g>
              </table:table-cell>
              <table:table-cell office:value-type="float" office:value="22118">
                <text:p>22118</text:p>
              </table:table-cell>
              <table:table-cell office:value-type="float" office:value="20658">
                <text:p>20658</text:p>
              </table:table-cell>
              <table:table-cell office:value-type="float" office:value="21277">
                <text:p>21277</text:p>
              </table:table-cell>
              <table:table-cell office:value-type="float" office:value="19387">
                <text:p>19387</text:p>
              </table:table-cell>
              <table:table-cell office:value-type="float" office:value="22174">
                <text:p>22174</text:p>
              </table:table-cell>
              <table:table-cell office:value-type="float" office:value="20814">
                <text:p>20814</text:p>
              </table:table-cell>
            </table:table-row>
            <table:table-row>
              <table:table-cell office:value-type="string">
                <text:p>Однопоточный вариант на том же запуске</text:p>
                <draw:g>
                  <svg:desc>Table2.$A$3</svg:desc>
                </draw:g>
              </table:table-cell>
              <table:table-cell office:value-type="float" office:value="52392">
                <text:p>52392</text:p>
                <draw:g>
                  <svg:desc>Table2.$B$3:.$H$3</svg:desc>
                </draw:g>
              </table:table-cell>
              <table:table-cell office:value-type="float" office:value="51689">
                <text:p>51689</text:p>
              </table:table-cell>
              <table:table-cell office:value-type="float" office:value="54572">
                <text:p>54572</text:p>
              </table:table-cell>
              <table:table-cell office:value-type="float" office:value="51120">
                <text:p>51120</text:p>
              </table:table-cell>
              <table:table-cell office:value-type="float" office:value="50012">
                <text:p>50012</text:p>
              </table:table-cell>
              <table:table-cell office:value-type="float" office:value="52902">
                <text:p>52902</text:p>
              </table:table-cell>
              <table:table-cell office:value-type="float" office:value="50685">
                <text:p>506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